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arlito" fo:font-size="10pt" officeooo:rsid="001ab152" officeooo:paragraph-rsid="001ab152" style:font-size-asian="10pt" style:font-size-complex="10pt"/>
    </style:style>
    <style:style style:name="T1" style:family="text">
      <style:text-properties officeooo:rsid="0019221b"/>
    </style:style>
    <style:style style:name="T2" style:family="text">
      <style:text-properties officeooo:rsid="001b5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2">A3</text:span> – <text:span text:style-name="T1">pràctica 2</text:span></text:p>
      <text:p text:style-name="P1"/>
      <text:p text:style-name="P2">Retocar la pàgina web de la pràctica anterior: </text:p>
      <text:p text:style-name="P2">1. Que el text que surt en el 1r paràgraf sigui de color blau i el del segon paràgraf en vermell </text:p>
      <text:p text:style-name="P2">2. Que el 1r paràgraf a més a més tingui el text amb: </text:p>
      <text:p text:style-name="P2"><text:tab/>2.1. font courier </text:p>
      <text:p text:style-name="P2"><text:tab/>2.2. en negreta </text:p>
      <text:p text:style-name="P2"><text:tab/>2.3. en cursiva </text:p>
      <text:p text:style-name="P2"><text:tab/>2.4. tot el text estigui centrat </text:p>
      <text:p text:style-name="P2">3. Afegir en el 2n paràgraf la paraula "Capsule" amb el superíndex "corp." </text:p>
      <text:p text:style-name="P2">4. Afegir l'abreujament (&lt;abbr&gt;) "Capsule corp." al text "C&lt;sup&gt;corp.&lt;/sup&gt;"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0-11-10T10:57:39.507492476</dc:date>
    <meta:editing-duration>PT1M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5" meta:character-count="464" meta:non-whitespace-character-count="374"/>
  </office:meta>
</office:document-meta>
</file>